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aaaf" officeooo:paragraph-rsid="0020aaaf"/>
    </style:style>
    <style:style style:name="P2" style:family="paragraph" style:parent-style-name="Standard">
      <style:paragraph-properties fo:text-align="start" style:justify-single-word="false"/>
      <style:text-properties officeooo:rsid="0020aaaf" officeooo:paragraph-rsid="0020aaaf"/>
    </style:style>
    <style:style style:name="P3" style:family="paragraph" style:parent-style-name="Standard">
      <style:paragraph-properties fo:text-align="start" style:justify-single-word="false"/>
      <style:text-properties officeooo:rsid="00227784" officeooo:paragraph-rsid="00227784"/>
    </style:style>
    <style:style style:name="P4" style:family="paragraph" style:parent-style-name="Standard">
      <style:paragraph-properties fo:text-align="start" style:justify-single-word="false"/>
      <style:text-properties officeooo:rsid="00227784" officeooo:paragraph-rsid="00231e09"/>
    </style:style>
    <style:style style:name="P5" style:family="paragraph" style:parent-style-name="Standard">
      <style:paragraph-properties fo:text-align="start" style:justify-single-word="false"/>
      <style:text-properties officeooo:rsid="00231e09" officeooo:paragraph-rsid="00231e09"/>
    </style:style>
    <style:style style:name="P6" style:family="paragraph" style:parent-style-name="Standard">
      <style:paragraph-properties fo:text-align="start" style:justify-single-word="false"/>
      <style:text-properties officeooo:rsid="002514a8" officeooo:paragraph-rsid="002514a8"/>
    </style:style>
    <style:style style:name="P7" style:family="paragraph" style:parent-style-name="Standard">
      <style:paragraph-properties fo:text-align="start" style:justify-single-word="false"/>
      <style:text-properties officeooo:rsid="002514a8" officeooo:paragraph-rsid="00251f89"/>
    </style:style>
    <style:style style:name="P8" style:family="paragraph" style:parent-style-name="Standard">
      <style:paragraph-properties fo:text-align="start" style:justify-single-word="false"/>
      <style:text-properties officeooo:rsid="00251f89" officeooo:paragraph-rsid="00251f89"/>
    </style:style>
    <style:style style:name="P9" style:family="paragraph" style:parent-style-name="Standard">
      <style:paragraph-properties fo:text-align="start" style:justify-single-word="false"/>
      <style:text-properties officeooo:rsid="002a7212" officeooo:paragraph-rsid="002a7212"/>
    </style:style>
    <style:style style:name="P10" style:family="paragraph" style:parent-style-name="Standard">
      <style:paragraph-properties fo:text-align="start" style:justify-single-word="false"/>
      <style:text-properties officeooo:rsid="002be8ad" officeooo:paragraph-rsid="002be8ad"/>
    </style:style>
    <style:style style:name="P11" style:family="paragraph" style:parent-style-name="Standard">
      <style:paragraph-properties fo:text-align="start" style:justify-single-word="false"/>
      <style:text-properties officeooo:rsid="002c937e" officeooo:paragraph-rsid="002c937e"/>
    </style:style>
    <style:style style:name="P12" style:family="paragraph" style:parent-style-name="Standard">
      <style:paragraph-properties fo:text-align="start" style:justify-single-word="false"/>
      <style:text-properties officeooo:rsid="002c937e" officeooo:paragraph-rsid="002d9480"/>
    </style:style>
    <style:style style:name="P13" style:family="paragraph" style:parent-style-name="Standard">
      <style:paragraph-properties fo:text-align="start" style:justify-single-word="false"/>
      <style:text-properties officeooo:rsid="002d9480" officeooo:paragraph-rsid="002d9480"/>
    </style:style>
    <style:style style:name="P14" style:family="paragraph" style:parent-style-name="Standard">
      <style:paragraph-properties fo:text-align="start" style:justify-single-word="false"/>
      <style:text-properties officeooo:rsid="002d9480" officeooo:paragraph-rsid="002edda4"/>
    </style:style>
    <style:style style:name="P15" style:family="paragraph" style:parent-style-name="Standard">
      <style:paragraph-properties fo:text-align="start" style:justify-single-word="false"/>
      <style:text-properties officeooo:rsid="002edda4" officeooo:paragraph-rsid="002edda4"/>
    </style:style>
    <style:style style:name="P16" style:family="paragraph" style:parent-style-name="Standard">
      <style:paragraph-properties fo:text-align="end" style:justify-single-word="false" fo:break-before="page"/>
      <style:text-properties officeooo:rsid="0020aaaf" officeooo:paragraph-rsid="0020aaaf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227784" officeooo:paragraph-rsid="00227784"/>
    </style:style>
    <style:style style:name="P18" style:family="paragraph" style:parent-style-name="Standard">
      <style:paragraph-properties fo:text-align="end" style:justify-single-word="false" fo:break-before="page"/>
      <style:text-properties officeooo:rsid="00231e09" officeooo:paragraph-rsid="00231e09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2514a8" officeooo:paragraph-rsid="002514a8"/>
    </style:style>
    <style:style style:name="P20" style:family="paragraph" style:parent-style-name="Standard">
      <style:paragraph-properties fo:text-align="end" style:justify-single-word="false" fo:break-before="page"/>
      <style:text-properties officeooo:rsid="002514a8" officeooo:paragraph-rsid="002514a8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251f89" officeooo:paragraph-rsid="00251f89"/>
    </style:style>
    <style:style style:name="P22" style:family="paragraph" style:parent-style-name="Standard">
      <style:paragraph-properties fo:text-align="end" style:justify-single-word="false" fo:break-before="page"/>
      <style:text-properties officeooo:rsid="002a7212" officeooo:paragraph-rsid="002a7212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2be8ad" officeooo:paragraph-rsid="002be8ad"/>
    </style:style>
    <style:style style:name="P24" style:family="paragraph" style:parent-style-name="Standard">
      <style:paragraph-properties fo:text-align="end" style:justify-single-word="false" fo:break-before="page"/>
      <style:text-properties officeooo:rsid="002d9480" officeooo:paragraph-rsid="002d9480"/>
    </style:style>
    <style:style style:name="P25" style:family="paragraph" style:parent-style-name="Header">
      <style:text-properties fo:font-variant="small-caps" officeooo:rsid="000f0ce1" officeooo:paragraph-rsid="001f4aad" style:font-size-asian="10.5pt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f4aad"/>
    </style:style>
    <style:style style:name="T4" style:family="text">
      <style:text-properties fo:text-transform="lowercase" officeooo:rsid="0020aaaf"/>
    </style:style>
    <style:style style:name="T5" style:family="text">
      <style:text-properties officeooo:rsid="000db761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27784"/>
    </style:style>
    <style:style style:name="T8" style:family="text">
      <style:text-properties style:text-position="super 58%" officeooo:rsid="00231e09"/>
    </style:style>
    <style:style style:name="T9" style:family="text">
      <style:text-properties style:text-position="super 58%" officeooo:rsid="002506e8"/>
    </style:style>
    <style:style style:name="T10" style:family="text">
      <style:text-properties style:text-position="super 58%" officeooo:rsid="002514a8"/>
    </style:style>
    <style:style style:name="T11" style:family="text">
      <style:text-properties style:text-position="super 58%" officeooo:rsid="00251f89"/>
    </style:style>
    <style:style style:name="T12" style:family="text">
      <style:text-properties style:text-position="super 58%" style:text-underline-style="none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weight="normal" officeooo:rsid="002d9480" style:font-weight-asian="normal" style:font-weight-complex="normal"/>
    </style:style>
    <style:style style:name="T15" style:family="text">
      <style:text-properties style:text-position="super 58%" fo:font-weight="normal" officeooo:rsid="00227784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227784"/>
    </style:style>
    <style:style style:name="T18" style:family="text">
      <style:text-properties style:text-position="0% 100%" style:text-underline-style="solid" style:text-underline-width="auto" style:text-underline-color="font-color"/>
    </style:style>
    <style:style style:name="T19" style:family="text">
      <style:text-properties style:text-position="0% 100%" officeooo:rsid="00231e09"/>
    </style:style>
    <style:style style:name="T20" style:family="text">
      <style:text-properties style:text-position="0% 100%" officeooo:rsid="002506e8"/>
    </style:style>
    <style:style style:name="T21" style:family="text">
      <style:text-properties style:text-position="0% 100%" officeooo:rsid="002514a8"/>
    </style:style>
    <style:style style:name="T22" style:family="text">
      <style:text-properties style:text-position="0% 100%" officeooo:rsid="00251f89"/>
    </style:style>
    <style:style style:name="T23" style:family="text">
      <style:text-properties style:text-position="0% 100%" officeooo:rsid="0028a3ec"/>
    </style:style>
    <style:style style:name="T24" style:family="text">
      <style:text-properties style:text-position="0% 100%" officeooo:rsid="002a7212"/>
    </style:style>
    <style:style style:name="T25" style:family="text">
      <style:text-properties style:text-position="0% 100%" style:text-underline-style="none"/>
    </style:style>
    <style:style style:name="T26" style:family="text">
      <style:text-properties style:text-position="0% 100%" fo:font-weight="bold" officeooo:rsid="00227784" style:font-weight-asian="bold" style:font-weight-complex="bold"/>
    </style:style>
    <style:style style:name="T27" style:family="text">
      <style:text-properties style:text-position="0% 100%" fo:font-weight="normal" style:font-weight-asian="normal" style:font-weight-complex="normal"/>
    </style:style>
    <style:style style:name="T28" style:family="text">
      <style:text-properties style:text-position="0% 100%" fo:font-weight="normal" officeooo:rsid="00227784" style:font-weight-asian="normal" style:font-weight-complex="normal"/>
    </style:style>
    <style:style style:name="T29" style:family="text">
      <style:text-properties style:text-position="0% 100%" fo:font-weight="normal" officeooo:rsid="002c937e" style:font-weight-asian="normal" style:font-weight-complex="normal"/>
    </style:style>
    <style:style style:name="T30" style:family="text">
      <style:text-properties style:text-position="0% 100%" fo:font-weight="normal" officeooo:rsid="002d9480" style:font-weight-asian="normal" style:font-weight-complex="normal"/>
    </style:style>
    <style:style style:name="T31" style:family="text">
      <style:text-properties style:text-position="0% 100%" fo:font-weight="normal" officeooo:rsid="002edda4" style:font-weight-asian="normal" style:font-weight-complex="normal"/>
    </style:style>
    <style:style style:name="T32" style:family="text">
      <style:text-properties style:text-position="sub 58%"/>
    </style:style>
    <style:style style:name="T33" style:family="text">
      <style:text-properties style:text-position="sub 58%" officeooo:rsid="00231e09"/>
    </style:style>
    <style:style style:name="T34" style:family="text">
      <style:text-properties style:text-position="sub 58%" officeooo:rsid="00227784"/>
    </style:style>
    <style:style style:name="T35" style:family="text">
      <style:text-properties style:text-position="sub 58%" officeooo:rsid="00251f89"/>
    </style:style>
    <style:style style:name="T36" style:family="text">
      <style:text-properties style:text-position="sub 58%" fo:font-weight="normal" officeooo:rsid="00227784" style:font-weight-asian="normal" style:font-weight-complex="normal"/>
    </style:style>
    <style:style style:name="T37" style:family="text">
      <style:text-properties style:text-position="sub 58%" fo:font-weight="normal" officeooo:rsid="002edda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6">er</text:span><text:span text:style-name="T16">.<text:line-break/><text:line-break/>J'ai l'après midi tiré la milice du canton<text:line-break/>de Malzéville. 48 soumis au sort, 4 miliciens.</text:span></text:p>
      <text:p text:style-name="P1"><text:span text:style-name="T16"/></text:p>
      <text:p text:style-name="P1"><text:span text:style-name="T16">2<text:line-break/><text:line-break/>ce matin le canton de Grondeville. 3 miliciens.<text:line-break/>L'après midi celui de Pont S</text:span><text:span text:style-name="T6">t</text:span><text:span text:style-name="T16">. Vincent. 3.</text:span></text:p>
      <text:p text:style-name="P1"><text:span text:style-name="T16"/></text:p>
      <text:p text:style-name="P1"><text:span text:style-name="T16">3<text:line-break/><text:line-break/>aujourd'hui matin le canton de Flavigny. 3.<text:line-break/>Cet après midi celui de Lupcourt. Il devoit<text:line-break/>aussi fournir 3 miliciens. Mais ne m'etant resté<text:line-break/>que 8 hommes réservés pour le sort, j'ai pris<text:line-break/>sur moi de ne tirer qu'un milicien.</text:span></text:p>
      <text:p text:style-name="P1"><text:span text:style-name="T16">J'ai reçu par cet ordinaire des lettres de Paris.<text:line-break/>Une de mon j</text:span><text:span text:style-name="T6">e</text:span><text:span text:style-name="T16">.frere du 30</text:span><text:span text:style-name="T6">av</text:span><text:span text:style-name="T16">. Il avoit vû M.<text:line-break/>la Pierre. M. Dailly qui de tous les ouvrages présentés<text:line-break/>sur l'impôt ne trouve de bon que celui de mon frere.<text:line-break/>M. le Ch. de Lorr</text:span><text:span text:style-name="T6">e </text:span><text:span text:style-name="T16">. Sera apellé à Nancy dans<text:line-break/>une 12</text:span><text:span text:style-name="T6">e</text:span><text:span text:style-name="T16">. De jours. Les procédures de la C. s</text:span><text:span text:style-name="T6">ne</text:span><text:span text:style-name="T16">.<text:line-break/>de Lorr</text:span><text:span text:style-name="T6">e</text:span><text:span text:style-name="T16">. sur les jesuites vont etre annulées.<text:line-break/>M. le Comte de Stainville m'ecrit du meme jour, <text:line-break/>sur les ouvrages de l'hotel du Gouvernem</text:span><text:span text:style-name="T6">t</text:span><text:span text:style-name="T16">.<text:line-break/>Et M. l'Intend</text:span><text:span text:style-name="T6">t</text:span><text:span text:style-name="T16">. Du 1</text:span><text:span text:style-name="T6">er</text:span><text:span text:style-name="T16">. mai aprouve fort<text:line-break/>mon opération de milice de Nancy. Je lui<text:line-break/>envoye le bon memoire de M. Guerre,<text:line-break/>demandé par le Duc de Choiseul, sur les<text:line-break/>abbaye et Prieurés de Lorraine.</text:span></text:p>
      <text:p text:style-name="P16"><text:span text:style-name="T16">133</text:span></text:p>
      <text:p text:style-name="P2"><text:span text:style-name="T16">4<text:line-break/><text:line-break/>M. l'Intendant sur les ordres de M. le<text:line-break/>vice-chancelier, a fait remettre aujoudhui<text:line-break/>par M. le Changeur, au P</text:span><text:span text:style-name="T6">r</text:span><text:span text:style-name="T16">. g</text:span><text:span text:style-name="T6">l</text:span><text:span text:style-name="T16">. de la C. s</text:span><text:span text:style-name="T6">ne</text:span><text:span text:style-name="T16">.<text:line-break/>et à celui de la Ch. des Compte, les nouveaux<text:line-break/>sceaux gravés ici par Collin.</text:span></text:p>
      <text:p text:style-name="P2"><text:span text:style-name="T16"/></text:p>
      <text:p text:style-name="P2"><text:span text:style-name="T16">7<text:line-break/><text:line-break/>assemblée de l'academie où etoient </text:span><text:span text:style-name="T17">M</text:span><text:span text:style-name="T7">rs</text:span><text:span text:style-name="T17">.<text:line-break/>Du Rouvrois, Thibault, de Tervenus, Bagard,<text:line-break/>Cupers, Sozzi, P. Husson, Durival l'ainé.<text:line-break/>on a proposé pour academiciens M</text:span><text:span text:style-name="T7">rs</text:span><text:span text:style-name="T17">. de la<text:line-break/>Fargue, François et Mittié, admis.</text:span></text:p>
      <text:p text:style-name="P3"><text:span text:style-name="T16">Il est arrivé un arrêt du Conseil qui casse<text:line-break/>ceux de la C s</text:span><text:span text:style-name="T6">ne</text:span><text:span text:style-name="T16">. rendus en faveur des Jesuites<text:line-break/>deffenses d'en rendre des semblables. Ordre au<text:line-break/>Commandant de donner main forte.</text:span></text:p>
      <text:p text:style-name="P3"><text:span text:style-name="T16"/></text:p>
      <text:p text:style-name="P3"><text:span text:style-name="T16">8<text:line-break/><text:line-break/>Je pars pour Lunèville et revient le même<text:line-break/>jour. Il venoit d'arriver à Nancy des<text:line-break/>archers de la connétablie, comme je rentrois.</text:span></text:p>
      <text:p text:style-name="P3"><text:span text:style-name="T16">M. le Ch. fait etat de partir pour toujours<text:line-break/>de Lunèville mardi prochain. M. l'Intendant<text:line-break/>qui est à la Galaiziere n'en reviendra à<text:line-break/>Paris que le 12.</text:span></text:p>
      <text:p text:style-name="P3"><text:span text:style-name="T16"/></text:p>
      <text:p text:style-name="P3"><text:span text:style-name="T16">9<text:line-break/><text:line-break/>J'ai vû ce Matin M. le Cardinal de Choiseul<text:line-break/>arrivé d'hier. L'après midi j'ai reçu cet<text:line-break/>avertissement.</text:span></text:p>
      <text:p text:style-name="P3"><text:span text:style-name="T16">« M. le Lieutenant general de Police<text:line-break/>Je suis chargé Monsieur de la part de la Cour<text:line-break/>de vous avertir qu'elle assistera au service</text:span></text:p>
      <text:p text:style-name="P17"><text:span text:style-name="T16">funébre et solennel qui sera célébré par ordre<text:line-break/>du Roy en l’Église primatiale demain Samedi<text:line-break/>dix mai (1766) neuf heures et demie du matin<text:line-break/>pour le repos de l'ame de feu S. M. le Roy de Pologne,<text:line-break/>et de vous inviter de vous y trouver, à la tête de<text:line-break/>M</text:span><text:span text:style-name="T6">rs</text:span><text:span text:style-name="T16">. vos collegues en habits de ceremonie selon<text:line-break/>l'usage </text:span><text:span text:style-name="T18">signé</text:span><text:span text:style-name="T16"> Collemel.</text:span></text:p>
      <text:p text:style-name="P3"><text:span text:style-name="T16"/></text:p>
      <text:p text:style-name="P4"><text:span text:style-name="T16">10<text:line-break/><text:line-break/>M. De la Gal. Pere, M. de Lucé, Mad. et<text:line-break/>M</text:span><text:span text:style-name="T6">lle</text:span><text:span text:style-name="T16">. De la Milliere sont arrivés à 9 h </text:span><text:span text:style-name="T6">1</text:span><text:span text:style-name="T16">/</text:span><text:span text:style-name="T32">4</text:span><text:span text:style-name="T19"><text:line-break/>L'hotel-de ville s'est rendu à la Primatiale<text:line-break/>à 9 </text:span><text:span text:style-name="T6">1</text:span><text:span text:style-name="T16">/</text:span><text:span text:style-name="T33">2</text:span><text:span text:style-name="T19">. La C. S</text:span><text:span text:style-name="T8">ne</text:span><text:span text:style-name="T19">. la Ch des C. le Bailliage,<text:line-break/>la mairise, l'hotel de ville, les Juges consuls,<text:line-break/>l'academie, etoient placés après 10 h. Le<text:line-break/>Prelat officiant avoit Dais du côté de<text:line-break/>L'Epitre, Le M</text:span><text:span text:style-name="T8">is</text:span><text:span text:style-name="T19"> de Choiseul Commandant un fauteuil, les<text:line-break/>gens de la Cour du feu Roy, dans le Sanctuaire<text:line-break/>et près de la Chaire. Les Dames dans la<text:line-break/>nef d'un côté, l’État-major et les officiers<text:line-break/>de l'autre en très bel ordre. L'oraison funebre<text:line-break/>a été prononcée par le P. Elisée et a duré<text:line-break/>1 h </text:span><text:span text:style-name="T6">1</text:span><text:span text:style-name="T16">/</text:span><text:span text:style-name="T33">2</text:span><text:span text:style-name="T19">. On a fini par les obséques, et on<text:line-break/>n'a pû sortir de l’Église que vers 2 h. ap.<text:line-break/>midi.</text:span></text:p>
      <text:p text:style-name="P5"><text:span text:style-name="T16">M. De la Gal. est reparti pour Lunèville<text:line-break/>après dîner, passant par fléville.</text:span></text:p>
      <text:p text:style-name="P5"><text:span text:style-name="T16">Mon frere le Comm</text:span><text:span text:style-name="T6">re</text:span><text:span text:style-name="T16">. a reçu par cet<text:line-break/>ordinnaire 3 lettres dattées de Versailles</text:span></text:p>
      <text:p text:style-name="P18"><text:span text:style-name="T16">134</text:span></text:p>
      <text:p text:style-name="P5"><text:span text:style-name="T16">le 5. une de M. l'Intendant, une du Duc<text:line-break/>de Choiseul qui lui marque de se rendre<text:line-break/>aussitôt auprès de lui, la 3</text:span><text:span text:style-name="T6">e</text:span><text:span text:style-name="T16">. de M. de la Ponce,<text:line-break/>secretaire de confiance qu'il y a aparence<text:line-break/>que mon frere remplacera auprès du Ministre.</text:span></text:p>
      <text:p text:style-name="P5"><text:span text:style-name="T16"/></text:p>
      <text:p text:style-name="P5"><text:span text:style-name="T16">11<text:line-break/><text:line-break/>Les academiciens se sont rendus à dix h.<text:line-break/>du matin aux Cordeliers, où il y </text:span><text:span text:style-name="T20">a eu une<text:line-break/>grande messe, pendant laquelle le P.<text:line-break/>a prononcé, l'Eloge de S. Stanislas, Evêques de<text:line-break/>Cracovie. Il y a inseré très bien celui du<text:line-break/>Stanislas que nous pleurons. On n'est sorto<text:line-break/>qu'à midi pour aller dîner chès M. le P. Presid</text:span><text:span text:style-name="T9">t</text:span><text:span text:style-name="T20">.<text:line-break/>À trois heures à l'hotel de ville, où une<text:line-break/>grande et belle assemblée etoit impatiente<text:line-break/>d'entendre l'Eloge historique du feu Roy de P.<text:line-break/>par M. de Solignac. Les academiciens etoient<text:line-break/></text:span><text:span text:style-name="T21">M</text:span><text:span text:style-name="T10">rs</text:span><text:span text:style-name="T21">. Du Rouvrois, de Sivry, de Solignac, Card</text:span><text:span text:style-name="T10">l</text:span><text:span text:style-name="T21">.<text:line-break/>de Choiseul, Ch</text:span><text:span text:style-name="T10">er</text:span><text:span text:style-name="T21">. de Bouflers, Thibault, André,<text:line-break/>Bagard, Cupers, Harmant, P. Husson, P. Leslie, <text:line-break/>Devaux, Liébault, abbé Montignot, Porquet,<text:line-break/>Foliot, de Sozzi, Coster, Custine, Durival l'ainé.<text:line-break/>On n'a pas été content du discours ; on y a<text:line-break/>trouvé déplacé, Jupiter, Pallas, Prométhée,<text:line-break/>Achilles, Enée, Deucalion et Pirrha, et beaucoup<text:line-break/>de comparaisons inutiles. L'orateur n'a point<text:line-break/>touché, et mad. de Bouflers qui l'a entendu</text:span></text:p>
      <text:p text:style-name="P19"><text:span text:style-name="T16">dit qu'on lui a l'obligation de nous avoir<text:line-break/>empêcher de pleurer. Ce discours n'avoit point<text:line-break/>été lû dans les assemblées particulieres.</text:span></text:p>
      <text:p text:style-name="P6"><text:span text:style-name="T16">Les Consuls sont allés voir M. le Ch</text:span><text:span text:style-name="T6">er</text:span><text:span text:style-name="T16">.<text:line-break/>à Lunèville.</text:span></text:p>
      <text:p text:style-name="P6"><text:span text:style-name="T16">On a representé l'Ecossaise qui a fait<text:line-break/>repandre des larmes.</text:span></text:p>
      <text:p text:style-name="P6"><text:span text:style-name="T16">Mort de Aime-Claire Perault<text:line-break/>femme du S. Mathieu Lallement, intéressé<text:line-break/>dans les affaire du Roy. Elle sera inhumée<text:line-break/>dans l’Église de la Par. S. Nicolas.</text:span></text:p>
      <text:p text:style-name="P6"><text:span text:style-name="T16"/></text:p>
      <text:p text:style-name="P6"><text:span text:style-name="T16">12<text:line-break/><text:line-break/>Service solennel pour le Roy de Pologne<text:line-break/>dans l’Église primatiale, de la part du chapitre.<text:line-break/>L'abbé de Dombasle l'in de ses membres</text:span></text:p>
      <text:p text:style-name="P6"><text:span text:style-name="T16">a prononcé l'oraison funèbre.</text:span></text:p>
      <text:p text:style-name="P6"><text:span text:style-name="T16">J'ai reçu de Paris des lettres de mon jeune<text:line-break/>frere des 8 et 10. Il y a une commission<text:line-break/>nommée et il doit y avoit un travail<text:line-break/>sur les choses importantes de la Lorraine.</text:span></text:p>
      <text:p text:style-name="P6"><text:span text:style-name="T16">M. de Lally, condamné le 6 a etre<text:line-break/>décapité a été éxécuté le 9. Il avoit<text:line-break/>cherché à éviter le suplice en se donnant la<text:line-break/>mort ; sa famille a sollicité inutilement<text:line-break/>sa grace.</text:span></text:p>
      <text:p text:style-name="P6"><text:span text:style-name="T16"/></text:p>
      <text:p text:style-name="P6"><text:span text:style-name="T16">13<text:line-break/><text:line-break/>M. De La Galaiziere, ancien chancelier de<text:line-break/>Lorraine, est parti ce matin de Lunèville,</text:span></text:p>
      <text:p text:style-name="P20"><text:span text:style-name="T16">135</text:span></text:p>
      <text:p text:style-name="P7"><text:span text:style-name="T16">à </text:span><text:span text:style-name="T22">5 h. moins un quart et est arrivé à<text:line-break/>Nancy à 7 h </text:span><text:span text:style-name="T7">1</text:span><text:span text:style-name="T17">/</text:span><text:span text:style-name="T35">2</text:span><text:span text:style-name="T22"> avec mon frere le Comm</text:span><text:span text:style-name="T11">re</text:span><text:span text:style-name="T22">.<text:line-break/>ils dîneront à S. Aubin. La Reine est fort<text:line-break/>impatiente de voir M. De la Gal. Et on comptoit<text:line-break/>qu'il arriveroit le 10 à Paris.</text:span></text:p>
      <text:p text:style-name="P7"><text:span text:style-name="T22"/></text:p>
      <text:p text:style-name="P8"><text:span text:style-name="T16">15<text:line-break/><text:line-break/>Service des marchands à S. Roch, pour le feu<text:line-break/>Roy de P. M. Coster de Remiremont a prononcé<text:line-break/>l'oraison funebre.</text:span></text:p>
      <text:p text:style-name="P8"><text:span text:style-name="T16"/></text:p>
      <text:p text:style-name="P8"><text:span text:style-name="T16">16<text:line-break/><text:line-break/>M</text:span><text:span text:style-name="T6">e</text:span><text:span text:style-name="T16">. M. <text:tab/>me fait part à heillecourt<text:line-break/>de sa résolution d'entrer au couvent.</text:span></text:p>
      <text:p text:style-name="P8"><text:span text:style-name="T16"/></text:p>
      <text:p text:style-name="P8"><text:span text:style-name="T16">17<text:line-break/><text:line-break/>Je reçois des nouvelles de mes deux freres<text:line-break/>qui sont à Paris. M. le Chancelier de Lorr</text:span><text:span text:style-name="T6">e</text:span><text:span text:style-name="T16">.<text:line-break/>y est arrivé le 14 à 9. h. du soir. Mon<text:line-break/>frere le Commissaire avec lui, il etoit attendu<text:line-break/>avec impatience.</text:span></text:p>
      <text:p text:style-name="P8"><text:span text:style-name="T16"/></text:p>
      <text:p text:style-name="P8"><text:span text:style-name="T16">19<text:line-break/><text:line-break/>M. le Cardinal de Choiseul part aujoudhui<text:line-break/>de Nancy</text:span></text:p>
      <text:p text:style-name="P8"><text:span text:style-name="T16">Suiv</text:span><text:span text:style-name="T6">t</text:span><text:span text:style-name="T16">.les lettres de Paris des 16 et 17,<text:line-break/>le Roy etoit à S. Hubert, et M. le Duc de<text:line-break/>Choiseul aussi. M. le Ch et ¨. l'Intendant<text:line-break/>de Lorraine devoient aller à Versailles le 18.<text:line-break/>M. l'Intendant me demande des eclaircessem</text:span><text:span text:style-name="T6">ts</text:span><text:span text:style-name="T16">.<text:line-break/>sur la C. Sne et les 2 ch.</text:span></text:p>
      <text:p text:style-name="P21"><text:span text:style-name="T16">20<text:line-break/>Service des jesuites à S. Roch, pour le feu<text:line-break/>Roy de P. l'Evêque de Toul y officie et<text:line-break/>le P. Coster prononce l'or. fun.</text:span></text:p>
      <text:p text:style-name="P8"><text:span text:style-name="T16"/></text:p>
      <text:p text:style-name="P8"><text:span text:style-name="T16">21<text:line-break/><text:line-break/>M. Dorly m'ecrit de Versailles le 18, sur ce<text:line-break/>qu'il apelle l'exaltation de mon frere, dont<text:line-break/>je n'ai encore point d'autres nouvelles.</text:span></text:p>
      <text:p text:style-name="P8"><text:span text:style-name="T16"/></text:p>
      <text:p text:style-name="P8"><text:span text:style-name="T16">22<text:line-break/><text:line-break/>M. </text:span><text:span text:style-name="T23">Mirebeck, qui a l'agrément </text:span><text:span text:style-name="T24">d'une place<text:line-break/>d'avocat au Conseil, et en attendant<text:line-break/>permission de M. le vice-chancelier d'y<text:line-break/>travailler, passe avec la voiture de M.<text:line-break/>De la Gal. ch. allant à Paris.</text:span></text:p>
      <text:p text:style-name="P8"><text:span text:style-name="T24"/></text:p>
      <text:p text:style-name="P9"><text:span text:style-name="T16">24<text:line-break/><text:line-break/>Le feu dans une baroque de planches<text:line-break/>ruë de l'Esplannade àtennant aux maisons de<text:line-break/>M. de Riocourt.</text:span></text:p>
      <text:p text:style-name="P9"><text:span text:style-name="T16">Mon frere qui m'avoit prevenu dès le 19<text:line-break/>m'ecrit de Versailles le 21 «  Je suis en exercice<text:line-break/>de la place de </text:span><text:span text:style-name="T18">Secretaire des affaire étrangeres</text:span><text:span text:style-name="T25">.<text:line-break/>Je partage aussi avec M. de la Ponce les détails<text:line-break/>du Secretariat de la guerre, comme il partage<text:line-break/>avec moi ceux du secretariat des affaires<text:line-break/>étrangeres, afin de pouvoir mutuellem</text:span><text:span text:style-name="T12">t</text:span><text:span text:style-name="T25">.<text:line-break/>Nous supléer au près du ministre »</text:span></text:p>
      <text:p text:style-name="P9"><text:span text:style-name="T25">Mon jeune frere m'avoit apris du 18 que<text:line-break/>M. de la Gal. Chancelier avoit un bureau</text:span><text:span text:style-name="T16"><text:line-break/></text:span></text:p>
      <text:p text:style-name="P22"><text:span text:style-name="T16">136</text:span></text:p>
      <text:p text:style-name="P9"><text:span text:style-name="T16">au Conseil ; que la Reine lui auroit donné<text:line-break/>une tabatiere d'or enrichie de son portrait.</text:span></text:p>
      <text:p text:style-name="P9"><text:span text:style-name="T16"/></text:p>
      <text:p text:style-name="P9"><text:span text:style-name="T16">25<text:line-break/><text:line-break/>L'abbé Clement arrive de Versailles pour<text:line-break/>l'or. fun. de demain.</text:span></text:p>
      <text:p text:style-name="P9"><text:span text:style-name="T16">L'Eveque de Toul a aujoudhui fait la benediction<text:line-break/>de la nouvelle Eglise des Sœurs grîses.</text:span></text:p>
      <text:p text:style-name="P9"><text:span text:style-name="T16"/></text:p>
      <text:p text:style-name="P10"><text:span text:style-name="T16">26<text:line-break/><text:line-break/>Tout etant prêt de grand matin et M.<text:line-break/>l'Evêque de Toul aiant fixé l'heure du service<text:line-break/>on a allumé les cierges et les bougies<text:line-break/>dès les 9 heures. Tout le monde etant placé<text:line-break/>dans un bel ordre. Clérgé, Etat major, officiers<text:line-break/>de la garnison et autres, les Dames de qualité,<text:line-break/>les autres Dames sur des chaises et des<text:line-break/>gradins, les Gens de robbe et autre,la<text:line-break/>noblesse, tous en deuil et l’Église etant<text:line-break/>entierement remplie M. l'Evêque est entre<text:line-break/>peu après dix heures, précédé du Clergé des<text:line-break/>sept paroisses, et de trois abbés crossés et<text:line-break/>mitrés. On a commencé à 10 h </text:span><text:span text:style-name="T7">1</text:span><text:span text:style-name="T17">/</text:span><text:span text:style-name="T34">4</text:span><text:span text:style-name="T26"> </text:span><text:span text:style-name="T27">la<text:line-break/>messe avec la musique de la Primatiale.<text:line-break/>M. l'abbé Clement a prononcé l'or. fun.<text:line-break/>qui a duré une heure et demie et quelques<text:line-break/>minutes. La messe etant achevée on<text:line-break/>a fait les obséques autour du catafalque.<text:line-break/>Éclairé de six urnes d'un grand effet.<text:line-break/>La figure du Roy de 7 piés de proportion<text:line-break/>etoit levée a demi sur le tombeau , soutenuë<text:line-break/>par la religion. À un bout sur les gradins</text:span></text:p>
      <text:p text:style-name="P23"><text:span text:style-name="T27">d'n bas la ville de Nancy en pleurs, à l'autre<text:line-break/>la charité. Tout a été trouvé très bien<text:line-break/>et de meilleur gout que les services de la<text:line-break/>primatiale. Personne de marque ne s'est<text:line-break/>dispensé d'y assister, quoiqu'il n'y eut que<text:line-break/>le corps municipal en habit de cérémonie.<text:line-break/>Un peuple immense attendoit à la porte<text:line-break/>et lors qu'on a été sorti</text:span><text:span text:style-name="T29">de l’Église vers<text:line-break/>deux heures ap. midi. Elle a été sur le<text:line-break/>champs remplie de spectateur, pour la<text:line-break/>satisfaction des quels on a laissé tout<text:line-break/>éclairé avec une heure de plus</text:span></text:p>
      <text:p text:style-name="P10"><text:span text:style-name="T29"/></text:p>
      <text:p text:style-name="P11"><text:span text:style-name="T27">27<text:line-break/><text:line-break/>ON a détendu l’Église S. Roch et les<text:line-break/>principales piéces, du mausolée ont été<text:line-break/>transportées dans un cabinet à côte<text:line-break/>de la salle de l'hotel-de ville. Le sculpteur<text:line-break/>qui a fait ces beaux morceaux se nomme Jean-Joseph<text:line-break/>Sontken de Coesfeld, évéché de Munster Wesphalie.</text:span></text:p>
      <text:p text:style-name="P11"><text:span text:style-name="T27"/></text:p>
      <text:p text:style-name="P12"><text:span text:style-name="T27">28<text:line-break/><text:line-break/>Assemblée particuliere de l'academie où etoient<text:line-break/></text:span><text:span text:style-name="T30">M</text:span><text:span text:style-name="T14">rs</text:span><text:span text:style-name="T30">. Du Rouvrois, de Solignac, Thibault, André<text:line-break/>de Sozzi, Coster, P. Husson, P. Leslie et Durival<text:line-break/>l'aîné. Il a été d'abord question de l'admission<text:line-break/>du P. Elisée, proposée chès M. le Premier le jour<text:line-break/>de S. Stanislas ; elle a fait quelque difficulté.<text:line-break/>Ensuite on a parlé du service que l'academie<text:line-break/>doit faire célébrer aux Cordelier, où M.<text:line-break/>l'abbé Guyot prononcera l'or. fun. de Stanislas.<text:line-break/>Délibéré que l'on prendra 300</text:span><text:span text:style-name="T14">#</text:span><text:span text:style-name="T30">. de f</text:span><text:span text:style-name="T14">ce</text:span><text:span text:style-name="T30">. sur <text:line-break/>les fonds de l'academie, et que les academiciens</text:span></text:p>
      <text:p text:style-name="P24"><text:span text:style-name="T27">137</text:span></text:p>
      <text:p text:style-name="P13"><text:span text:style-name="T27">supléeroient au surplus. Que le P. Husson<text:line-break/>seroit chargé des détails ; et qu'on ecriroit<text:line-break/>une circulaire aux academiciens pour y assister<text:line-break/>en nombre.</text:span></text:p>
      <text:p text:style-name="P13"><text:span text:style-name="T27">M. de Sozzi a lû une dissertation sur deux<text:line-break/>odes d'Horace, pour montrer l'accord de leurs<text:line-break/>parties. À la fin un remerciement à l'academie<text:line-break/>dans la suposition qu'il n'aura plus<text:line-break/>occasion d'y paroitre.</text:span></text:p>
      <text:p text:style-name="P13"><text:span text:style-name="T27">M. de Lucé arrive de Mets, et nous aprend<text:line-break/>qu'une partie des casernes de Chambiere<text:line-break/>a été inendiée hier vers dix heures du soir<text:line-break/>on croit que c'esr le feu du Ciel, il a<text:line-break/>péri quelques personnes.</text:span></text:p>
      <text:p text:style-name="P13"><text:span text:style-name="T27"/></text:p>
      <text:p text:style-name="P14"><text:span text:style-name="T27">29<text:line-break/><text:line-break/>La procession de la fête-Dieu s'est faite<text:line-break/>sortant de la Primatiale à S. Roch, à S.<text:line-break/>Sebastien, au S. Sacrement. La Cour S</text:span><text:span text:style-name="T13">ne</text:span><text:span text:style-name="T27">.<text:line-break/>y etoit, le 1</text:span><text:span text:style-name="T13">er</text:span><text:span text:style-name="T27">. President y manquoit. Il y <text:line-break/>avoit aussi le Bailliage, la maitrise,<text:line-break/>l'hotel-de ville. Il n'a </text:span><text:span text:style-name="T31">point paru de<text:line-break/>commandant de la Province. Cette ceremonie<text:line-break/>a duré de puis 8 h du matin jusq. 11 </text:span><text:span text:style-name="T15">1</text:span><text:span text:style-name="T28">/</text:span><text:span text:style-name="T37">2</text:span><text:span text:style-name="T31">.</text:span></text:p>
      <text:p text:style-name="P15"><text:span text:style-name="T31">P</text:span><text:span text:style-name="T27">ar les lettres reçues d'hier M. l'Intendant<text:line-break/>a arrangé ses Bureaux. M. le Changeur est <text:line-break/>le chef de tou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f4aad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f4aad"/>
    </style:style>
    <style:style style:name="MT4" style:family="text">
      <style:text-properties fo:text-transform="lowercase" officeooo:rsid="0020aaaf"/>
    </style:style>
    <style:style style:name="MT5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ma</text:span><text:span text:style-name="MT4">y</text:span><text:tab/>176<text:span text:style-name="MT5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46:01.702020000</meta:creation-date>
    <dc:date>2016-01-23T15:06:20.888205000</dc:date>
    <meta:editing-duration>PT56M29S</meta:editing-duration>
    <meta:editing-cycles>8</meta:editing-cycles>
    <meta:generator>LibreOffice/5.0.4.2$MacOSX_X86_64 LibreOffice_project/2b9802c1994aa0b7dc6079e128979269cf95bc78</meta:generator>
    <meta:document-statistic meta:table-count="0" meta:image-count="0" meta:object-count="0" meta:page-count="10" meta:paragraph-count="57" meta:word-count="1976" meta:character-count="10723" meta:non-whitespace-character-count="8772"/>
  </office:meta>
</office:document-meta>
</file>